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top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9.445625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0.05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column table:style-name="co8" table:default-cell-style-name="ce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CATEGORIES</text:p>
          </table:table-cell>
          <table:table-cell office:value-type="string" table:style-name="ce2">
            <text:p>PHOTOS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Светодиодная лампа Economka LED A60 10W</text:p>
          </table:table-cell>
          <table:table-cell office:value-type="string" table:style-name="ce2">
            <text:p>Описание 111</text:p>
          </table:table-cell>
          <table:table-cell office:value-type="float" office:value="37" table:style-name="ce2">
            <text:p>37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3,5</text:p>
          </table:table-cell>
          <table:table-cell office:value-type="string" table:style-name="ce2">
            <text:p><text:a xlink:href="https://i2.rozetka.ua/goods/3620625/economka_4820172680833_images_3620625439.jpg">https://i2.rozetka.ua/goods/3620625/economka_4820172680833_images_3620625439.jpg</text:a></text:p>
          </table:table-cell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Светодиодная лента Lumex SMD 3528</text:p>
          </table:table-cell>
          <table:table-cell office:value-type="string" table:style-name="ce2">
            <text:p>Описание 22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a xlink:href="https://i1.rozetka.ua/goods/3551202/35069807_images_3551202927.jpg">https://i1.rozetka.ua/goods/3551202/35069807_images_3551202927.jpg</text:a></text:p>
          </table:table-cell>
          <table:table-cell table:number-columns-repeated="1637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Светодиодная лента Venom SMD 2835</text:p>
          </table:table-cell>
          <table:table-cell office:value-type="string" table:style-name="ce2">
            <text:p>Описание 333</text:p>
          </table:table-cell>
          <table:table-cell office:value-type="float" office:value="2" table:style-name="ce2">
            <text:p>2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4, 5</text:p>
          </table:table-cell>
          <table:table-cell office:value-type="string" table:style-name="ce2">
            <text:p><text:a xlink:href="https://i2.rozetka.ua/goods/4021455/27205081_images_4021455608.jpg">https://i2.rozetka.ua/goods/4021455/27205081_images_4021455608.jpg</text:a></text:p>
          </table:table-cell>
          <table:table-cell table:number-columns-repeated="16377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Светодиодная лампа Ленина</text:p>
          </table:table-cell>
          <table:table-cell office:value-type="string" table:style-name="ce2">
            <text:p>Описание 444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4, 5, 3</text:p>
          </table:table-cell>
          <table:table-cell office:value-type="string" table:style-name="ce1">
            <text:p><text:a xlink:href="http://wssmedia.net/wp-content/uploads/2017/09/lon_1.png">http://wssmedia.net/wp-content/uploads/2017/09/lon_1.png</text:a></text:p>
          </table:table-cell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4"/>
          <table:table-cell table:number-columns-repeated="1022" table:style-name="ce2"/>
          <table:table-cell table:number-columns-repeated="15361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ladimir Matveev</dc:creator>
    <meta:creation-date>2018-06-13T11:25:30Z</meta:creation-date>
    <dc:date>2018-06-14T13:07:10Z</dc:date>
    <meta:editing-cycles>2</meta:editing-cycles>
    <meta:editing-duration>PT442S</meta:editing-duration>
  </office:meta>
</office:document-meta>
</file>